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ounder Biography — Aspen Veteran’s Project</text:h>
      <text:p text:style-name="Text_20_body"><text:span text:style-name="Strong_20_Emphasis">Erica Angell</text:span> — Founder, Aspen Veteran’s Project</text:p>
      <text:p text:style-name="Text_20_body"><text:span text:style-name="Strong_20_Emphasis">Profile:</text:span><text:line-break/>Erica Angell is the founder and principal architect of Aspen Veteran’s Project, a clinical-oriented nonprofit organization that provides individualized reintegration and recovery services for military veterans. Ms. Angell brings more than thirty years of professional experience in multimodal somatic and energetic therapeutic modalities, combining clinical rigor with an integrative approach to trauma recovery, post-deployment decompression, and reintegration.</text:p>
      <text:p text:style-name="Text_20_body"><text:span text:style-name="Strong_20_Emphasis">Clinical Expertise:</text:span><text:line-break/>Ms. Angell’s practice encompasses extensive work as a Reiki practitioner, licensed massage therapist, energy healer, and certified life coach, with three decades of direct client care across acute and long-term recovery contexts. Her clinical approach integrates somatic regulation techniques, therapeutic touch, energy-based interventions, and evidence-informed coaching methodologies to address the physiological, affective, cognitive, and interpersonal sequelae commonly observed following combat and prolonged military service.</text:p>
      <text:p text:style-name="Text_20_body"><text:span text:style-name="Strong_20_Emphasis">Philosophy and Rationale:</text:span><text:line-break/>Through longitudinal clinical engagement with veterans, Ms. Angell identified a systemic gap: contemporary military systems are operationally effective at producing disciplined combatants, yet they lack standardized, comprehensive programs to facilitate full decompression and psychosocial reintegration following service. Aspen Veteran’s Project was established to address this gap by delivering structured, measurable, and individually tailored interventions that target reintegration across personal, familial, and community domains.</text:p>
      <text:p text:style-name="Text_20_body"><text:span text:style-name="Strong_20_Emphasis">Program Design and Services:</text:span><text:line-break/>Under Ms. Angell’s leadership, Aspen Veteran’s Project develops and implements programs that are:</text:p>
      <text:list xml:id="list3119313229112898302" text:style-name="L1">
        <text:list-item>
          <text:p text:style-name="P1"><text:span text:style-name="Strong_20_Emphasis">Individualized:</text:span> Assessment-driven care plans customized to each client’s clinical presentation, history of service, and reintegration objectives.</text:p>
        </text:list-item>
        <text:list-item>
          <text:p text:style-name="P1"><text:span text:style-name="Strong_20_Emphasis">Multi-modal:</text:span> A coordinated suite of interventions including somatic regulation, trauma-aware life coaching, therapeutic bodywork, and energy-based adjuncts.</text:p>
        </text:list-item>
        <text:list-item>
          <text:p text:style-name="P1"><text:span text:style-name="Strong_20_Emphasis">Trauma-Informed:</text:span> Practices aligned with current trauma-informed care principles, prioritizing safety, choice, collaboration, trustworthiness, and empowerment.</text:p>
        </text:list-item>
        <text:list-item>
          <text:p text:style-name="P1"><text:span text:style-name="Strong_20_Emphasis">Outcome-Focused:</text:span> Services incorporate measurable goals, standardized outcome metrics, and periodic reassessment to document progress in symptom reduction, functional improvement, and social reintegration.</text:p>
        </text:list-item>
        <text:list-item>
          <text:p text:style-name="P1"><text:span text:style-name="Strong_20_Emphasis">Culturally and Spiritually Sensitive:</text:span> Programming is delivered with respect for clients’ cultural backgrounds and spiritual beliefs; Ms. Angell’s training includes study of Native American shamanic and medicine practices, which inform—but do not replace—clinically validated interventions.</text:p>
        </text:list-item>
      </text:list>
      <text:p text:style-name="Text_20_body"><text:span text:style-name="Strong_20_Emphasis">Leadership and Operational Roles:</text:span><text:line-break/>Ms. Angell is responsible for organizational strategy, program development, clinical oversight, and stakeholder partnership. She supervises clinical staff, oversees intake and assessment protocols, and maintains quality assurance processes to ensure fidelity to the Project’s evidence-informed model of care.</text:p>
      <text:p text:style-name="Text_20_body"><text:soft-page-break/><text:span text:style-name="Strong_20_Emphasis">Mission Statement (Concise):</text:span><text:line-break/>Aspen Veteran’s Project exists to provide clinically sound, individually tailored reintegration and recovery services that enable veterans to achieve sustainable psychological, physiological, and social functioning following military servi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K. Angell</meta:initial-creator>
    <meta:creation-date>2025-11-28T15:29:45.20</meta:creation-date>
    <dc:date>2025-12-06T13:52:56.04</dc:date>
    <dc:creator>E.K. Angell</dc:creator>
    <meta:editing-duration>PT4M37S</meta:editing-duration>
    <meta:editing-cycles>2</meta:editing-cycles>
    <meta:generator>OpenOffice/4.1.15$Win32 OpenOffice.org_project/4115m2$Build-9813</meta:generator>
    <meta:document-statistic meta:table-count="0" meta:image-count="0" meta:object-count="0" meta:page-count="2" meta:paragraph-count="13" meta:word-count="403" meta:character-count="3370"/>
  </office:meta>
</office:document-meta>
</file>